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ourier" fo:font-size="14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ourier" fo:font-size="14pt" fo:font-weight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ourier" fo:font-size="18pt" fo:font-weight="bold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ourier" fo:font-size="18pt" fo:font-weight="bold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53166" style:font-name="Courier" fo:font-size="14pt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53166" style:font-name="Courier" fo:font-size="14pt" fo:font-weight="bold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style:font-name="Courier" fo:font-size="14pt"/>
    </style:style>
    <style:style style:name="T5" style:family="text">
      <style:text-properties fo:color="#053166" style:font-name="Courier" fo:font-size="14pt" fo:font-weight="bold"/>
    </style:style>
    <style:style style:name="T6" style:family="text">
      <style:text-properties style:text-underline-style="none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ashPlan Linux release 2008</text:p>
      <text:p text:style-name="P3">readme</text:p>
      <text:p text:style-name="P1"/>
      <text:p text:style-name="P1">Thank you for trying CrashPlan! <text:s/>Please send all support questions related to our linux release to support@crashplan.com. <text:s/>This document is intended for folks comfortable with the linux command line. <text:s/>You don't have to be an expert, but if the idea of typing green text into a black window scares you, close this window now!</text:p>
      <text:p text:style-name="P1"/>
      <text:p text:style-name="P4">System Requirements:</text:p>
      <text:p text:style-name="P1">32 or 64 bit Java 1.5.07+ for service</text:p>
      <text:p text:style-name="P1">32 bit Java 1.5.07+ or greater must be installed (for desktop)</text:p>
      <text:p text:style-name="P1"/>
      <text:p text:style-name="P1">You can verify java is installed correctly and meets our version requirements by typing:</text:p>
      <text:p text:style-name="P5"><text:span text:style-name="T2"><text:s/></text:span><text:span text:style-name="T1">java -version</text:span></text:p>
      <text:p text:style-name="P1"/>
      <text:p text:style-name="P1">You should see something like:</text:p>
      <text:p text:style-name="P5"><text:s/>Java(TM) 2 Runtime Environment, Standard Edition (build 1.5.0_12-b04)</text:p>
      <text:p text:style-name="P5"><text:s/>Java HotSpot(TM) 64-Bit Server VM (build 1.5.0_12-b04, mixed mode)</text:p>
      <text:p text:style-name="P1"/>
      <text:p text:style-name="P4">Installation:</text:p>
      <text:p text:style-name="P1">Unzip our installer in the location of your choosing. <text:s/>This is the installer only. <text:s/>Where you choose to install the actual application will be decided by you when you run the installer.</text:p>
      <text:p text:style-name="P6"><text:s/>cd /mypreferred/installer/location</text:p>
      <text:p text:style-name="P6"><text:s/>tar -zxf CrashPlan_2008-mm-dd.tgz</text:p>
      <text:p text:style-name="P1"/>
      <text:p text:style-name="P1">Wondering where your preferred install location should be? <text:s/>If you're only intending on backing up your data in your home folder, go ahead and install it in your home folder. <text:s/>Backing up the entire system? <text:s/>Install it where your other optional software goes. <text:s/>This is typically in <text:span text:style-name="T1">/opt/ </text:span>or <text:span text:style-name="T1">/usr/local/</text:span>.</text:p>
      <text:p text:style-name="P1"/>
      <text:p text:style-name="P4">What is this stuff I just unzipped?</text:p>
      <text:p text:style-name="P1">There are two parts to CrashPlan:</text:p>
      <text:p text:style-name="P5"/>
      <text:p text:style-name="P6">CrashPlanEngine</text:p>
      <text:p text:style-name="P6">CrashPlanDesktop</text:p>
      <text:p text:style-name="P1"/>
      <text:p text:style-name="P1">The Engine is the service that does the actual work of backing up. <text:s/>If it's not running, you're not being backed up.</text:p>
      <text:p text:style-name="P1"/>
      <text:p text:style-name="P1">The Desktop is a GUI that allows you to easily configure the engine, display status, and conduct restores.</text:p>
      <text:p text:style-name="P1"/>
      <text:p text:style-name="P4">Install!</text:p>
      <text:p text:style-name="P1">It is very important to install CrashPlanEngine using an account that has read permissions for (or access to) the files you want to back up. <text:s/>Are you only intending to backup your own directory? <text:s/>Then installing the software with your permissions is fine. <text:s/>Want to back up someone else's directory or system files? <text:s/>Make sure to install the engine as root.</text:p>
      <text:p text:style-name="P1"/>
      <text:p text:style-name="P1">First, go to the directory where you untarred the installer:</text:p>
      <text:p text:style-name="P6">cd /mypreferred/installer/location</text:p>
      <text:p text:style-name="P1"/>
      <text:p text:style-name="P1">Then, install the software with the permissions you prefer:</text:p>
      <text:p text:style-name="P1"/>
      <text:p text:style-name="P1">Installing engine with your permissions:</text:p>
      <text:p text:style-name="P6"><text:s text:c="2"/>./install.sh </text:p>
      <text:p text:style-name="P1"/>
      <text:p text:style-name="P1"><text:span text:style-name="T4">Installing</text:span> engine with root permissions:</text:p>
      <text:p text:style-name="P6"><text:s text:c="2"/>sudo ./install.sh</text:p>
      <text:p text:style-name="P1"/>
      <text:p text:style-name="P1">You will be asked a series of questions about where to install the base software and the GUI executable. <text:s/>If you like the default suggestions, just hit Enter to accept them. <text:s/>If you prefer other choices, type in your own.</text:p>
      <text:p text:style-name="P1"/>
      <text:p text:style-name="P1">Once the installation is complete, the engine should automatically be running in the background, and you should be good to go.</text:p>
      <text:p text:style-name="P1"/>
      <text:p text:style-name="P4">Your first backup:</text:p>
      <text:p text:style-name="P1">The gui client is always run with your permissions so go ahead and start it up after the engine is started:</text:p>
      <text:p text:style-name="P6"><text:s text:c="2"/>/usr/local/bin/CrashPlanDesktop</text:p>
      <text:p text:style-name="P1"/>
      <text:p text:style-name="P1">That's it! <text:s/>Create an account in CrashPlan, configure backup file selection, and push start. <text:s/>You're all set. <text:s/>Please note you can quit the UI at any time. <text:s/>It's not actually doing the backup, it's only doing the configuration.</text:p>
      <text:p text:style-name="P1"/>
      <text:p text:style-name="P4">Captain's Log:</text:p>
      <text:p text:style-name="P1">All kinds of useful information is in the crashplan/log folder. <text:s/>Files ending in .0 are newest, .1 oldest. <text:s/>Entriest older than .0 or .1 are thrown away.</text:p>
      <text:p text:style-name="P5"><text:s text:c="2"/><text:span text:style-name="T1">history.log<text:tab/><text:tab/></text:span> <text:s/>Summary log of what CrashPlanEngine has been up to</text:p>
      <text:p text:style-name="P5"><text:s/><text:span text:style-name="T1"><text:s/>service.log<text:tab/><text:tab/></text:span> <text:s/>A very detailed log of CrashPlanEngine's activities</text:p>
      <text:p text:style-name="P5"><text:s text:c="2"/><text:span text:style-name="T1">backup_files.log</text:span> <text:s/>A list of files that were backed up when they're backed up</text:p>
      <text:p text:style-name="P5"><text:s/><text:span text:style-name="T1"><text:s/>restore_files.log</text:span> A list of files that were restored and any problems encountered</text:p>
      <text:p text:style-name="P1"/>
      <text:p text:style-name="P4">Remote GUI Config of CrashPlan on a shell account:</text:p>
      <text:p text:style-name="P1">What if you have a remote shell account on a box that has SSH access, but no X windows interface or GUI? <text:s/>We're going to show you how to attach your local desktop CrashPlan UI to the remote CrashPlanEngine on a remote box.</text:p>
      <text:p text:style-name="P1"/>
      <text:p text:style-name="P1">We'll do this by using SSH to forward local traffic to the GUI control port of the service on the remote machine. <text:s/></text:p>
      <text:p text:style-name="P1"/>
      <text:p text:style-name="P1">Step 1. <text:s/>Install &amp; start engine on host 1.2.3.4 (this is the far away text only server)</text:p>
      <text:p text:style-name="P1">Step 2. <text:s/>Install CrashPlan on your local desktop. <text:s/>(Mac, Windows, Linux, doesn't matter)</text:p>
      <text:p text:style-name="P1">Step 3. <text:s/>In the CrashPlan folder of your local install, there is a folder called "conf", edit the file called my.ui.properties. <text:s/>Add this as a new line at the bottom of the file and save it. <text:s/><text:span text:style-name="T4">Shut down the GUI, and add this as a new line at the bottom of the file and save it. (If you are running a CrashPlanPRO blue client, substitute </text:span><text:span text:style-name="T5">4283</text:span><text:span text:style-name="T4"> for </text:span><text:span text:style-name="T5">4200</text:span><text:span text:style-name="T4"> in the commands below.)</text:span></text:p>
      <text:p text:style-name="P1"/>
      <text:p text:style-name="P6"><text:tab/><text:tab/>servicePort=4200</text:p>
      <text:p text:style-name="P6"/>
      <text:p text:style-name="P1">Step 4. <text:s/>We need to forward port 4200 locally to our remote server using SSH. <text:s/>Type this in terminal:</text:p>
      <text:p text:style-name="P1"/>
      <text:p text:style-name="P5"><text:span text:style-name="T2"><text:tab/></text:span><text:span text:style-name="T3"><text:tab/></text:span><text:span text:style-name="T1">ssh -L 4200:localhost:4243 </text:span><text:a xlink:type="simple" xlink:href="mailto:yourusername@1.2.3.4"><text:span text:style-name="T6">yourusername@1.2.3.4</text:span></text:a></text:p>
      <text:p text:style-name="P6"/>
      <text:p text:style-name="P1">Step 5. <text:s/>Run your CrashPlan UI. <text:s/>You're now connected to remote CrashPlanEngine and can configure it at will.</text:p>
      <text:p text:style-name="P1"><text:s text:c="2"/></text:p>
      <text:p text:style-name="P1">Step 6. <text:s/>(optional) Pointing your UI back to local crashplan. <text:s/>Edit the "my.ui.properties" and comment out the servicePort change by putting a "#" in front and saving it. <text:s/>That's it! <text:s/>Next time you use UI it will connect to your local CrashPlan again.</text:p>
      <text:p text:style-name="P1"/>
      <text:p text:style-name="P5"><text:span text:style-name="T2"><text:tab/><text:tab/></text:span><text:span text:style-name="T1">#servicePort=4200</text:span></text:p>
      <text:p text:style-name="P1"/>
      <text:p text:style-name="P4">FAQ:</text:p>
      <text:p text:style-name="P2">What if I don't want to use the UI?</text:p>
      <text:p text:style-name="P1">Most settings can be changed by editing the conf/my.service.xml. <text:s/>Make sure you restart the engine after making changes for them to take affect.</text:p>
      <text:p text:style-name="P1"/>
      <text:p text:style-name="P2">Can I restore without the UI?</text:p>
      <text:p text:style-name="P1">No, not yet. <text:s/>It's on our to do list.</text:p>
      <text:p text:style-name="P1"/>
      <text:p text:style-name="P2">Is it a bad idea to run the CrashPlanEngine as root?</text:p>
      <text:p text:style-name="P1">There are basic risks associated with it. <text:s/>These are the same as any service running as root. <text:s/>Because the engine is written in java, it is immune to buffer overflows, a common exploit for poorly written C code. <text:s/>You should be aware that any desktop client connecting has "permission" to select any file and back it up. <text:s/>Therefore, you should "require" authentication each time the UI is run. <text:s/>This is in the "settings/security" part of CrashPlan UI.</text:p>
      <text:p text:style-name="P1"/>
      <text:p text:style-name="P2">What ports does CrashPlan use?</text:p>
      <text:p text:style-name="P1">OUTBOUND TCP 443 outbound to talk to our servers. <text:s/>(Account creation, dynamic dns, etc.)</text:p>
      <text:p text:style-name="P1">LISTENING TCP 4242 when talking to another CrashPlan instance for backup</text:p>
      <text:p text:style-name="P1">LISTENING TCP 4243 on localhost only. <text:s/>This is what the CrashPlanDesktop uses to talk to the CrashPlanBackupEngine. <text:span text:style-name="T4">(4283 for CrashPlanPRO blue clients)</text:span></text:p>
      <text:p text:style-name="P1"/>
      <text:p text:style-name="P2">What if I don't want to depend on your server?</text:p>
      <text:p text:style-name="P1">Run our CrashPlan PRO Server product. <text:s/>It's free and available at http://www.crashplan.com/business/download.vtl</text:p>
      <text:p text:style-name="P1"/>
      <text:p text:style-name="P2">Why doesn't it do XYZ?</text:p>
      <text:p text:style-name="P1">Because you haven't sent an e-mail to support@crashplan.com requesting feature XYZ</text:p>
      <text:p text:style-name="P1"/>
      <text:p text:style-name="P2">What about my other questions?</text:p>
      <text:p text:style-name="P1">Send us an e-mail at support@crashplan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1-28T10:02:08</meta:creation-date>
    <dc:creator>Tony Lindquist</dc:creator>
    <dc:date>2008-08-15T10:53:38</dc:date>
    <dc:language>en-US</dc:language>
    <meta:editing-cycles>8</meta:editing-cycles>
    <meta:editing-duration>PT32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3" meta:word-count="1086" meta:character-count="6373"/>
  </office:meta>
</office:document-meta>
</file>